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FreeSans1" svg:font-family="FreeSans"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0pt" officeooo:rsid="000b55f8" officeooo:paragraph-rsid="000b55f8" style:font-size-asian="8.75pt" style:font-size-complex="10pt"/>
    </style:style>
    <style:style style:name="P2" style:family="paragraph" style:parent-style-name="Standard">
      <style:paragraph-properties fo:text-align="justify" style:justify-single-word="false"/>
      <style:text-properties fo:font-size="10pt" officeooo:rsid="000b55f8" officeooo:paragraph-rsid="000b55f8" style:font-size-asian="8.75pt" style:font-size-complex="10pt"/>
    </style:style>
    <style:style style:name="P3" style:family="paragraph" style:parent-style-name="Standard">
      <style:paragraph-properties fo:text-align="center" style:justify-single-word="false"/>
      <style:text-properties fo:font-size="10pt" fo:font-weight="bold" officeooo:rsid="000b55f8" officeooo:paragraph-rsid="000b55f8"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size="10pt" fo:font-weight="bold" officeooo:rsid="000b55f8" officeooo:paragraph-rsid="000ca608" style:font-size-asian="8.75pt" style:font-weight-asian="bold" style:font-size-complex="10pt" style:font-weight-complex="bold"/>
    </style:style>
    <style:style style:name="P5" style:family="paragraph" style:parent-style-name="Standard">
      <style:paragraph-properties fo:text-align="justify" style:justify-single-word="false"/>
      <style:text-properties fo:font-size="10pt" fo:font-style="normal" fo:font-weight="normal" officeooo:rsid="000b55f8" officeooo:paragraph-rsid="000b55f8"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fo:font-size="10pt" fo:font-style="normal" fo:font-weight="normal" officeooo:rsid="000b55f8" officeooo:paragraph-rsid="000ca608"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fo:font-size="10pt" fo:font-style="normal" fo:font-weight="normal" officeooo:rsid="000ca608" officeooo:paragraph-rsid="000ca608"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font-size="10pt" fo:font-style="normal" fo:font-weight="normal" officeooo:rsid="000ca608" officeooo:paragraph-rsid="000dd515"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justify" style:justify-single-word="false"/>
      <style:text-properties fo:font-size="10pt" fo:font-style="normal" fo:font-weight="normal" officeooo:rsid="000ca608" officeooo:paragraph-rsid="000eff85"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fo:font-size="10pt" fo:font-style="normal" fo:font-weight="bold" officeooo:rsid="000ca608" officeooo:paragraph-rsid="000ca608" style:font-size-asian="8.75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ext-properties officeooo:paragraph-rsid="000dd515"/>
    </style:style>
    <style:style style:name="P12" style:family="paragraph" style:parent-style-name="Text_20_body">
      <style:text-properties fo:font-size="10pt" officeooo:paragraph-rsid="000dd515" style:font-size-asian="10pt" style:font-size-complex="10pt"/>
    </style:style>
    <style:style style:name="P13" style:family="paragraph" style:parent-style-name="Text_20_body">
      <style:text-properties fo:font-size="10pt" fo:font-weight="bold" officeooo:paragraph-rsid="000dd515" style:font-size-asian="10pt" style:font-weight-asian="bold" style:font-size-complex="10pt" style:font-weight-complex="bold"/>
    </style:style>
    <style:style style:name="P14" style:family="paragraph" style:parent-style-name="Text_20_body">
      <style:text-properties fo:font-size="10pt" fo:font-weight="normal" officeooo:paragraph-rsid="000dd515" style:font-size-asian="10pt" style:font-weight-asian="normal" style:font-size-complex="10pt" style:font-weight-complex="normal"/>
    </style:style>
    <style:style style:name="P15" style:family="paragraph" style:parent-style-name="Text_20_body">
      <style:text-properties fo:font-size="10pt" fo:font-weight="normal" officeooo:paragraph-rsid="000fad53" style:font-size-asian="10pt" style:font-weight-asian="normal" style:font-size-complex="10pt" style:font-weight-complex="normal"/>
    </style:style>
    <style:style style:name="P16"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0ca608"/>
    </style:style>
    <style:style style:name="T3" style:family="text">
      <style:text-properties fo:font-size="10pt" fo:font-style="normal" fo:font-weight="normal" officeooo:rsid="000ca608" style:font-size-asian="8.75pt" style:font-style-asian="normal" style:font-weight-asian="normal" style:font-size-complex="10pt" style:font-style-complex="normal" style:font-weight-complex="normal"/>
    </style:style>
    <style:style style:name="T4" style:family="text">
      <style:text-properties fo:font-size="10pt" style:font-size-asian="10pt" style:font-size-complex="10pt"/>
    </style:style>
    <style:style style:name="T5" style:family="text">
      <style:text-properties officeooo:rsid="000dd515"/>
    </style:style>
    <style:style style:name="T6" style:family="text">
      <style:text-properties officeooo:rsid="000fad53"/>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2 </text:p>
      <text:p text:style-name="P1">Reliable UDP</text:p>
      <text:p text:style-name="P2"/>
      <text:p text:style-name="P5"/>
      <text:p text:style-name="P5"><text:span text:style-name="T1">Reliable UDP Header</text:span> </text:p>
      <text:p text:style-name="P5"/>
      <text:p text:style-name="P5">Header Defined in my program by the RUDPHeader structure reserves first 10byte char array for the sequence number, next 10byte <text:s/>char array for the acknowledgment number followed by 1byte F flag (i.e. finish flag , set for last packet to be sent) and 1byte A flag ( i.e. acknowledgment flag, set if the packet includes any acknowledgement ). Thus, concluding the <text:s/>22byte Header.</text:p>
      <text:p text:style-name="P5"/>
      <text:p text:style-name="P4"/>
      <text:p text:style-name="P4">Reliable UDP Packet</text:p>
      <text:p text:style-name="P4"/>
      <text:p text:style-name="P6">The maximum segment size <text:span text:style-name="T2">(defined by packetsize variable in the program)</text:span> of the Reliable UDP packet in my program is 1222bytes. Each packet consist of two parts – <text:span text:style-name="T1">Header </text:span>and<text:span text:style-name="T1"> Data. </text:span><text:s/>I have reserved 22bytes in each packet for the header and rest 1200bytes for data. Thus, the <text:s/>RUDPpacket <text:s/>structure consists of <text:s/>H of type RUDPHeader and data <text:span text:style-name="T2">of type char[]. </text:span></text:p>
      <text:p text:style-name="P6"/>
      <text:p text:style-name="P6"/>
      <text:p text:style-name="P10">Implementation</text:p>
      <text:p text:style-name="P10"/>
      <text:p text:style-name="P7">In the main function of the server after creating the socket , the server start accepting the client request. As soon as the request is read from the socket, the server creates two threads – sendingThread (for sending packets) and a receivingThread (for receiving Acknowledgements from the client). The receiver window (stored in rwnd variable in program) is accepted as the command line argument by the program and has to be same for client and server both. </text:p>
      <text:p text:style-name="P7"/>
      <text:p text:style-name="P7">At the start (when the request is accepted and transmission of file stats) , the congestion window (cwnd) is set to 1 (i.e. 1 packetsize) . The sending window (swnd) is set to minimum of congestion and receiver window throughout the program. Thus the server never sends packet more than the receiver expect.</text:p>
      <text:p text:style-name="P7"/>
      <text:p text:style-name="P7">There are three phases in the program – slow start(-1), congestion avoidance(1) and fast recovery(0). Initially the server is in slow start phase, in which it increments the cwnd exponentially ( multiplied by 2 every time the acknowledgement for swnd number of packets are sent). Once the cwnd grows more than ssthresh (which is initially 64),the server moves to congestion avoidance phase where it increments the cwnd linearly ( +1 every time the acknowledgement for swnd number of packets are sent). <text:s/>Whenever three duplicate acknowledgement for the same sequence number are received the server moves to fast recovery phase and cut down its ssthresh to half of cwnd and sets cwnd to ssthresh+3. In fast recovery phase receiver thread resends the the packet with requested sequence number and then ignore the last swnd number of acks for the same <text:span text:style-name="T5">sequence.</text:span> This is to avoid duplicate packets being sent.</text:p>
      <text:p text:style-name="P7"><draw:line text:anchor-type="paragraph" draw:z-index="0" draw:style-name="gr1" draw:text-style-name="P16" svg:x1="2.228in" svg:y1="0.1126in" svg:x2="2.2488in" svg:y2="2.4461in"><text:p/></draw:line><draw:line text:anchor-type="paragraph" draw:z-index="1" draw:style-name="gr1" draw:text-style-name="P16" svg:x1="4.4256in" svg:y1="0.0917in" svg:x2="4.4984in" svg:y2="2.4563in"><text:p/></draw:line><draw:line text:anchor-type="paragraph" draw:z-index="2" draw:style-name="gr1" draw:text-style-name="P16" svg:x1="2.2382in" svg:y1="0.1126in" svg:x2="4.4571in" svg:y2="0.2689in"><text:p/></draw:line></text:p>
      <text:p text:style-name="P7"><draw:line text:anchor-type="paragraph" draw:z-index="3" draw:style-name="gr1" draw:text-style-name="P16" svg:x1="2.228in" svg:y1="0.1091in" svg:x2="4.426in" svg:y2="0.2654in"><text:p/></draw:line><draw:polyline text:anchor-type="paragraph" draw:z-index="6" draw:style-name="gr1" draw:text-style-name="P16" svg:width="0.1709in" svg:height="0.0272in" draw:transform="rotate (-0.726580567605239) translate (4.24558560267809in 0.0369081489708909in)" svg:viewBox="0 0 435 70" draw:points="0,68 356,70 435,0"><text:p/></draw:polyline><draw:path text:anchor-type="paragraph" draw:z-index="7" draw:style-name="gr1" draw:text-style-name="P16" svg:width="0.2098in" svg:height="0.0425in" draw:transform="rotate (-1.5707963267949) translate (4.28829015877332in 0.0256944444444444in)" svg:viewBox="0 0 534 109" svg:d="M0 21c109-104 958 216 265 27h26"><text:p/></draw:path></text:p>
      <text:p text:style-name="P7"><draw:line text:anchor-type="paragraph" draw:z-index="4" draw:style-name="gr1" draw:text-style-name="P16" svg:x1="2.228in" svg:y1="0.1055in" svg:x2="4.426in" svg:y2="0.272in"><text:p/></draw:line><draw:line text:anchor-type="paragraph" draw:z-index="12" draw:style-name="gr1" draw:text-style-name="P16" svg:x1="4.4256in" svg:y1="0.1055in" svg:x2="2.1339in" svg:y2="0.9181in"><text:p/></draw:line></text:p>
      <text:p text:style-name="P7"><draw:line text:anchor-type="paragraph" draw:z-index="5" draw:style-name="gr1" draw:text-style-name="P16" svg:x1="2.228in" svg:y1="0.0602in" svg:x2="4.4571in" svg:y2="0.2476in"><text:p/></draw:line><draw:line text:anchor-type="paragraph" draw:z-index="13" draw:style-name="gr1" draw:text-style-name="P16" svg:x1="2.228in" svg:y1="0.8622in" svg:x2="4.426in" svg:y2="0.0602in"><text:p/></draw:line></text:p>
      <text:p text:style-name="P7"><draw:line text:anchor-type="paragraph" draw:z-index="8" draw:style-name="gr1" draw:text-style-name="P16" svg:x1="2.2382in" svg:y1="0.0047in" svg:x2="4.4256in" svg:y2="0.2028in"><text:p/></draw:line><draw:line text:anchor-type="paragraph" draw:z-index="9" draw:style-name="gr1" draw:text-style-name="P16" svg:x1="2.228in" svg:y1="0.0882in" svg:x2="4.4571in" svg:y2="0.2862in"><text:p/></draw:line><draw:line text:anchor-type="paragraph" draw:z-index="14" draw:style-name="gr1" draw:text-style-name="P16" svg:x1="2.2382in" svg:y1="0.9008in" svg:x2="4.4571in" svg:y2="0.0882in"><text:p/></draw:line></text:p>
      <text:p text:style-name="P7"><draw:line text:anchor-type="paragraph" draw:z-index="10" draw:style-name="gr1" draw:text-style-name="P16" svg:x1="2.228in" svg:y1="0.0429in" svg:x2="4.4571in" svg:y2="0.2512in"><text:p/></draw:line><draw:line text:anchor-type="paragraph" draw:z-index="11" draw:style-name="gr1" draw:text-style-name="P16" svg:x1="2.228in" svg:y1="0.1264in" svg:x2="4.4571in" svg:y2="0.3764in"><text:p/></draw:line><draw:line text:anchor-type="paragraph" draw:z-index="15" draw:style-name="gr1" draw:text-style-name="P16" svg:x1="2.2382in" svg:y1="0.8764in" svg:x2="4.4256in" svg:y2="0.0429in"><text:p/></draw:line><draw:line text:anchor-type="paragraph" draw:z-index="16" draw:style-name="gr1" draw:text-style-name="P16" svg:x1="2.228in" svg:y1="0.9909in" svg:x2="4.4571in" svg:y2="0.1264in"><text:p/></draw:line></text:p>
      <text:p text:style-name="P7"><draw:line text:anchor-type="paragraph" draw:z-index="17" draw:style-name="gr1" draw:text-style-name="P16" svg:x1="2.2382in" svg:y1="0.9461in" svg:x2="4.4256in" svg:y2="0.0917in"><text:p/></draw:line></text:p>
      <text:p text:style-name="P7"><draw:line text:anchor-type="paragraph" draw:z-index="18" draw:style-name="gr1" draw:text-style-name="P16" svg:x1="2.228in" svg:y1="0.8799in" svg:x2="4.426in" svg:y2="0.0571in"><text:p/></draw:line><draw:path text:anchor-type="paragraph" draw:z-index="19" draw:style-name="gr1" draw:text-style-name="P16" svg:width="0.2591in" svg:height="0.5024in" draw:transform="rotate (-2.9229028983149) translate (2.25033622272847in 0.502160625786931in)" svg:viewBox="0 0 659 1277" svg:d="M0 1240c314 155 501-203 617-459 170-373-216-486-407-606l66-175"><text:p/></draw:path></text:p>
      <text:p text:style-name="P7">After receiving three acks for the first</text:p>
      <text:p text:style-name="P7">lost segment, the duplicate packet </text:p>
      <text:p text:style-name="P7">will be sent, which might be received</text:p>
      <text:p text:style-name="P7">after the receiver has already sent </text:p>
      <text:p text:style-name="P7"><draw:line text:anchor-type="paragraph" draw:z-index="20" draw:style-name="gr1" draw:text-style-name="P16" svg:x1="2.228in" svg:y1="0.1437in" svg:x2="4.4571in" svg:y2="0.3209in"><text:p/></draw:line>duplicate acks for the first packets.</text:p>
      <text:p text:style-name="P8">Thus to avoid flooding the network</text:p>
      <text:p text:style-name="P8"><text:s/><text:span text:style-name="T5">unnecessarily, server ignore swnd no.of</text:span></text:p>
      <text:p text:style-name="P8"><text:span text:style-name="T5"><text:s/>acks </text:span>for last sent packet during fast </text:p>
      <text:p text:style-name="P8">recovery phase.</text:p>
      <text:p text:style-name="P7"/>
      <text:p text:style-name="P7">The sliding window is implemented as such that at any time the server does not send packets more than swnd and as soon as the acknowledgement for first n packets is received, window slides by n (<text:span text:style-name="T5">cumulative</text:span> acknowledgement are accepted by the server ).</text:p>
      <text:p text:style-name="P7"><text:soft-page-break/></text:p>
      <text:p text:style-name="P7">The situation described in the above is phase can be more efficiently handled by using only <text:span text:style-name="T5">cumulative</text:span> acks and not the ack after receiving each packet.</text:p>
      <text:p text:style-name="P7"/>
      <text:p text:style-name="P9">On the client side the buffer of size negotiated offline (taken as command line argument) is maintained. As soon as the receiver receives the packet, it pushes the packet to application (here display on terminal) if the packet is the expected packet, else if the packet is not the expected packet it is stored in the client buffer and the acknowledgement for the expected packet is sent. </text:p>
      <text:p text:style-name="P7"/>
      <text:p text:style-name="P11"><text:span text:style-name="T3">The RTT calculation in the program is done using </text:span><text:span text:style-name="T4">EstimatedRTT <text:s/>which is calculated as </text:span></text:p>
      <text:p text:style-name="P11"><text:span text:style-name="T4"><text:s/></text:span><text:span text:style-name="T3"><text:tab/></text:span><text:span text:style-name="T4">EstimatedRTT <text:s/>= (1-α) EstimatedRTT + (α) SampleRTT</text:span></text:p>
      <text:p text:style-name="P12">where, <text:s/>α=.0125.</text:p>
      <text:p text:style-name="P12">Timeout represented by tcnt in the program is updated after each RTT calculation. And RTT for duplicate packets sent is not included in sampleRTT calculation.</text:p>
      <text:p text:style-name="P12"/>
      <text:p text:style-name="P13">Simulation</text:p>
      <text:p text:style-name="P14">Program is simulated to depict real time issues faced in the network I.e packet delay , packet loss and ack lost. The random number n generated at client side randomly drops certain packets and certain acks. The packet delay is implemented on server side, by randomly generating n and then sleep() thread for some value of n.</text:p>
      <text:p text:style-name="P15">Since the random number generated in my program is taken as modulo 7, thus <text:span text:style-name="T6">transferring</text:span> of files more than 1MB takes very long. As probability of <text:s/>packet drop is approx 14%, probability of ack drop is 14% and then packet delay is also 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FreeSans1" svg:font-family="FreeSans"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1T17:37:11.934358139</meta:creation-date>
    <dc:date>2015-10-11T23:28:14.414996428</dc:date>
    <meta:editing-duration>PT5H14M40S</meta:editing-duration>
    <meta:editing-cycles>4</meta:editing-cycles>
    <meta:generator>LibreOffice/4.2.8.2$Linux_X86_64 LibreOffice_project/420m0$Build-2</meta:generator>
    <meta:document-statistic meta:table-count="0" meta:image-count="0" meta:object-count="0" meta:page-count="2" meta:paragraph-count="29" meta:word-count="748" meta:character-count="4472" meta:non-whitespace-character-count="3725"/>
  </office:meta>
</office:document-meta>
</file>